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940D11E3D542775869F.png" manifest:media-type="image/png"/>
  <manifest:file-entry manifest:full-path="Pictures/10000001000002A4000008BFD78D2CE77924315A.png" manifest:media-type="image/png"/>
  <manifest:file-entry manifest:full-path="Pictures/10000001000005780000084F50F4F89691708EED.png" manifest:media-type="image/png"/>
  <manifest:file-entry manifest:full-path="Pictures/100000000000057800000A2F5493C2AB8C29A16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e3e3e3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9.388cm" svg:height="91.8cm" svg:x="0cm" svg:y="0cm">
          <draw:image xlink:href="Pictures/100000000000057800000A2F5493C2AB8C29A16A.jpg" xlink:type="simple" xlink:show="embed" xlink:actuate="onLoad" draw:mime-type="image/jpeg">
            <text:p/>
          </draw:image>
        </draw:frame>
        <draw:frame draw:style-name="gr1" draw:text-style-name="P1" draw:layer="layout" svg:width="49.381cm" svg:height="75.025cm" svg:x="0cm" svg:y="91.5cm">
          <draw:image xlink:href="Pictures/10000001000005780000084F50F4F89691708EED.png" xlink:type="simple" xlink:show="embed" xlink:actuate="onLoad" draw:mime-type="image/png">
            <text:p/>
          </draw:image>
        </draw:frame>
        <draw:frame draw:style-name="gr1" draw:text-style-name="P1" draw:layer="layout" svg:width="23.843cm" svg:height="78.976cm" svg:x="25.907cm" svg:y="165.524cm">
          <draw:image xlink:href="Pictures/10000001000002A4000008BFD78D2CE77924315A.png" xlink:type="simple" xlink:show="embed" xlink:actuate="onLoad" draw:mime-type="image/png">
            <text:p/>
          </draw:image>
        </draw:frame>
        <draw:frame draw:style-name="gr1" draw:text-style-name="P1" draw:layer="layout" svg:width="23.949cm" svg:height="83.526cm" svg:x="0cm" svg:y="133.474cm">
          <draw:image xlink:href="Pictures/10000001000002A700000940D11E3D542775869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39cm" fo:page-height="246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9T14:18:04.353703082</meta:creation-date>
    <dc:date>2024-03-29T14:46:18.320349960</dc:date>
    <meta:editing-duration>PT16M14S</meta:editing-duration>
    <meta:editing-cycles>3</meta:editing-cycles>
    <meta:generator>LibreOffice/7.3.7.2$Linux_X86_64 LibreOffice_project/30$Build-2</meta:generator>
    <meta:document-statistic meta:object-count="4"/>
  </office:meta>
</office:document-meta>
</file>